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" svg:font-family="Courier" style:font-adornments="Bold" style:font-family-generic="modern" style:font-pitch="fixed"/>
    <style:font-face style:name="Courier1" svg:font-family="Courier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DejaVu LGC Sans" svg:font-family="'DejaVu LGC Sans'" style:font-family-generic="swiss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1" svg:font-family="'DejaVu LGC Sans'" style:font-family-generic="system" style:font-pitch="variable"/>
  </office:font-face-decls>
  <office:automatic-styles>
    <style:style style:name="ecron_5f_troubleshooting" style:display-name="ecron_troubleshooting" style:family="table">
      <style:table-properties style:width="5.9479in" fo:margin-left="0.9833in" fo:margin-right="-0.0063in" table:align="margins"/>
    </style:style>
    <style:style style:name="ecron_5f_troubleshooting.A" style:display-name="ecron_troubleshooting.A" style:family="table-column">
      <style:table-column-properties style:column-width="2.9271in" style:rel-column-width="4215*"/>
    </style:style>
    <style:style style:name="ecron_5f_troubleshooting.B" style:display-name="ecron_troubleshooting.B" style:family="table-column">
      <style:table-column-properties style:column-width="3.0208in" style:rel-column-width="4350*"/>
    </style:style>
    <style:style style:name="ecron_5f_troubleshooting.A1" style:display-name="ecron_troubleshooting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ecron_5f_troubleshooting.B1" style:display-name="ecron_troubleshooting.B1" style:family="table-cell">
      <style:table-cell-properties fo:padding="0.0382in" fo:border="0.0007in solid #000000"/>
    </style:style>
    <style:style style:name="ecron_5f_troubleshooting.A2" style:display-name="ecron_troubleshooting.A2" style:family="table-cell">
      <style:table-cell-properties fo:padding="0.0382in" fo:border-left="0.0007in solid #000000" fo:border-right="none" fo:border-top="none" fo:border-bottom="0.0007in solid #000000"/>
    </style:style>
    <style:style style:name="ecron_5f_troubleshooting.B2" style:display-name="ecron_troubleshooting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 fo:padding="0in" fo:border="none" style:shadow="none"/>
    </style:style>
    <style:style style:name="P2" style:family="paragraph" style:parent-style-name="Table_20_Contents">
      <style:paragraph-properties fo:text-align="center" style:justify-single-word="false" fo:padding="0in" fo:border="none" style:shadow="non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 style:text-autospace="none" style:writing-mode="lr-tb"/>
    </style:style>
    <style:style style:name="P5" style:family="paragraph" style:parent-style-name="Standard">
      <style:paragraph-properties fo:text-align="start" style:justify-single-word="false" style:text-autospace="none" style:writing-mode="lr-tb"/>
    </style:style>
    <style:style style:name="P6" style:family="paragraph" style:parent-style-name="Standard">
      <style:paragraph-properties fo:text-align="start" style:justify-single-word="false" style:text-autospace="none" style:writing-mode="lr-tb"/>
    </style:style>
    <style:style style:name="P7" style:family="paragraph" style:parent-style-name="Standard">
      <style:paragraph-properties fo:text-align="start" style:justify-single-word="false" style:text-autospace="none" style:writing-mode="lr-tb"/>
    </style:style>
    <style:style style:name="P8" style:family="paragraph" style:parent-style-name="Standard">
      <style:paragraph-properties fo:text-align="start" style:justify-single-word="false" style:text-autospace="none" style:writing-mode="lr-tb"/>
    </style:style>
    <style:style style:name="P9" style:family="paragraph" style:parent-style-name="Standard">
      <style:paragraph-properties fo:text-align="start" style:justify-single-word="false" style:text-autospace="none" style:writing-mode="lr-tb"/>
    </style:style>
    <style:style style:name="P10" style:family="paragraph" style:parent-style-name="Standard">
      <style:paragraph-properties fo:text-align="start" style:justify-single-word="false" style:text-autospace="none" style:writing-mode="lr-tb"/>
    </style:style>
    <style:style style:name="P11" style:family="paragraph" style:parent-style-name="Standard">
      <style:paragraph-properties fo:text-align="start" style:justify-single-word="false" style:text-autospace="none" style:writing-mode="lr-tb"/>
    </style:style>
    <style:style style:name="P12" style:family="paragraph" style:parent-style-name="Standard">
      <style:paragraph-properties fo:text-align="start" style:justify-single-word="false" style:text-autospace="none" style:writing-mode="lr-tb"/>
    </style:style>
    <style:style style:name="P13" style:family="paragraph" style:parent-style-name="Standard">
      <style:paragraph-properties fo:text-align="start" style:justify-single-word="false" style:text-autospace="none" style:writing-mode="lr-tb"/>
    </style:style>
    <style:style style:name="P14" style:family="paragraph" style:parent-style-name="Text_20_body" style:list-style-name="L2"/>
    <style:style style:name="P15" style:family="paragraph" style:parent-style-name="Text_20_body" style:list-style-name="L1">
      <style:text-properties style:font-name="Nimbus Roman No9 L"/>
    </style:style>
    <style:style style:name="P16" style:family="paragraph" style:parent-style-name="Text_20_body" style:list-style-name="L1">
      <style:text-properties style:font-name="Nimbus Roman No9 L"/>
    </style:style>
    <style:style style:name="P17" style:family="paragraph" style:parent-style-name="Text_20_body" style:list-style-name="L1">
      <style:text-properties style:font-name="Nimbus Roman No9 L"/>
    </style:style>
    <style:style style:name="P18" style:family="paragraph" style:parent-style-name="Text_20_body" style:list-style-name="L1">
      <style:text-properties style:font-name="Nimbus Roman No9 L"/>
    </style:style>
    <style:style style:name="P19" style:family="paragraph" style:parent-style-name="Text_20_body" style:list-style-name="L1">
      <style:text-properties style:font-name="Nimbus Roman No9 L"/>
    </style:style>
    <style:style style:name="P20" style:family="paragraph" style:parent-style-name="Text_20_body" style:list-style-name="L1">
      <style:text-properties style:font-name="Nimbus Roman No9 L"/>
    </style:style>
    <style:style style:name="P21" style:family="paragraph" style:parent-style-name="Text_20_body" style:list-style-name="L1">
      <style:text-properties style:font-name="Nimbus Roman No9 L"/>
    </style:style>
    <style:style style:name="P22" style:family="paragraph" style:parent-style-name="Text_20_body" style:list-style-name="L1">
      <style:text-properties style:font-name="Nimbus Roman No9 L"/>
    </style:style>
    <style:style style:name="P23" style:family="paragraph" style:parent-style-name="Text_20_body" style:list-style-name="L1">
      <style:text-properties style:font-name="Nimbus Roman No9 L"/>
    </style:style>
    <style:style style:name="P24" style:family="paragraph" style:parent-style-name="Text_20_body" style:list-style-name="L2">
      <style:text-properties style:font-name="Nimbus Roman No9 L"/>
    </style:style>
    <style:style style:name="P25" style:family="paragraph" style:parent-style-name="Text_20_body" style:list-style-name="L2">
      <style:text-properties style:font-name="Nimbus Roman No9 L"/>
    </style:style>
    <style:style style:name="P26" style:family="paragraph" style:parent-style-name="Text_20_body" style:list-style-name="L2">
      <style:text-properties style:font-name="Nimbus Roman No9 L"/>
    </style:style>
    <style:style style:name="P27" style:family="paragraph" style:parent-style-name="Text_20_body" style:list-style-name="L2"/>
    <style:style style:name="P28" style:family="paragraph" style:parent-style-name="Text_20_body" style:list-style-name="L3"/>
    <style:style style:name="P29" style:family="paragraph" style:parent-style-name="Text_20_body" style:list-style-name="L3"/>
    <style:style style:name="P30" style:family="paragraph" style:parent-style-name="Text_20_body" style:list-style-name="L4"/>
    <style:style style:name="P31" style:family="paragraph" style:parent-style-name="Text_20_body" style:list-style-name="L4"/>
    <style:style style:name="P32" style:family="paragraph" style:parent-style-name="Text_20_body" style:list-style-name="L4">
      <style:text-properties fo:color="#0000ff"/>
    </style:style>
    <style:style style:name="P33" style:family="paragraph" style:parent-style-name="Text_20_body" style:list-style-name="L4">
      <style:text-properties fo:color="#dc2300"/>
    </style:style>
    <style:style style:name="P34" style:family="paragraph" style:parent-style-name="Text_20_body" style:list-style-name="L4">
      <style:text-properties fo:color="#33cc66"/>
    </style:style>
    <style:style style:name="P35" style:family="paragraph" style:parent-style-name="Text_20_body" style:list-style-name="L4">
      <style:text-properties fo:color="#6b0094"/>
    </style:style>
    <style:style style:name="P36" style:family="paragraph" style:parent-style-name="Text_20_body" style:list-style-name="L4">
      <style:text-properties fo:color="#ff950e" style:font-name="Nimbus Roman No9 L"/>
    </style:style>
    <style:style style:name="P37" style:family="paragraph" style:parent-style-name="Footer">
      <style:paragraph-properties fo:text-align="start" style:justify-single-word="false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-asian="Liberation Sans" style:font-name-complex="Liberation Sans"/>
    </style:style>
    <style:style style:name="T3" style:family="text">
      <style:text-properties style:font-name="Nimbus Roman No9 L"/>
    </style:style>
    <style:style style:name="T4" style:family="text">
      <style:text-properties style:font-name="Nimbus Roman No9 L" style:font-name-asian="Liberation Sans" style:font-name-complex="Liberation Sans"/>
    </style:style>
    <style:style style:name="T5" style:family="text">
      <style:text-properties fo:color="#0099ff" style:font-name="Liberation Sans" style:font-name-asian="Liberation Sans" style:font-name-complex="Liberation Sans"/>
    </style:style>
    <style:style style:name="T6" style:family="text">
      <style:text-properties fo:color="#c5000b"/>
    </style:style>
    <style:style style:name="T7" style:family="text">
      <style:text-properties fo:color="#33cc66"/>
    </style:style>
    <style:style style:name="T8" style:family="text">
      <style:text-properties fo:color="#4700b8"/>
    </style:style>
    <style:style style:name="T9" style:family="text">
      <style:text-properties fo:color="#ff8d00"/>
    </style:style>
    <style:style style:name="T10" style:family="text">
      <style:text-properties fo:color="#000000"/>
    </style:style>
    <style:style style:name="T11" style:family="text">
      <style:text-properties fo:color="#dc2300"/>
    </style:style>
    <style:style style:name="T12" style:family="text">
      <style:text-properties fo:color="#6b0094"/>
    </style:style>
    <style:style style:name="T13" style:family="text">
      <style:text-properties fo:color="#0047ff" style:font-name="Liberation Sans" style:font-name-asian="Liberation Sans" style:font-name-complex="Liberation Sans"/>
    </style:style>
    <style:style style:name="T14" style:family="text">
      <style:text-properties style:font-name="Liberation Sans1"/>
    </style:style>
    <style:style style:name="T15" style:family="text">
      <style:text-properties style:font-name="Liberation Sans1" style:font-name-asian="Liberation Sans1" style:font-name-complex="Liberation Sans1"/>
    </style:style>
    <style:style style:name="T16" style:family="text">
      <style:text-properties style:text-outline="false"/>
    </style:style>
    <style:style style:name="T17" style:family="text">
      <style:text-properties style:text-line-through-style="none"/>
    </style:style>
    <style:style style:name="T18" style:family="text">
      <style:text-properties style:font-name="DejaVu LGC Sans"/>
    </style:style>
    <style:style style:name="T19" style:family="text">
      <style:text-properties fo:font-size="10.5pt"/>
    </style:style>
    <style:style style:name="T20" style:family="text">
      <style:text-properties fo:font-style="normal"/>
    </style:style>
    <style:style style:name="T21" style:family="text">
      <style:text-properties fo:text-shadow="none"/>
    </style:style>
    <style:style style:name="T22" style:family="text">
      <style:text-properties style:text-underline-style="none"/>
    </style:style>
    <style:style style:name="T23" style:family="text">
      <style:text-properties fo:font-weight="normal"/>
    </style:style>
    <style:style style:name="T24" style:family="text">
      <style:text-properties style:font-name-asian="DejaVu LGC Sans"/>
    </style:style>
    <style:style style:name="T25" style:family="text">
      <style:text-properties style:font-size-asian="10.5pt"/>
    </style:style>
    <style:style style:name="T26" style:family="text">
      <style:text-properties style:font-style-asian="normal"/>
    </style:style>
    <style:style style:name="T27" style:family="text">
      <style:text-properties style:font-weight-asian="normal"/>
    </style:style>
    <style:style style:name="T28" style:family="text">
      <style:text-properties style:font-name-complex="DejaVu LGC Sans"/>
    </style:style>
    <style:style style:name="T29" style:family="text">
      <style:text-properties style:font-size-complex="10.5pt"/>
    </style:style>
    <style:style style:name="T30" style:family="text">
      <style:text-properties style:font-style-complex="normal"/>
    </style:style>
    <style:style style:name="T31" style:family="text">
      <style:text-properties style:font-weight-complex="normal"/>
    </style:style>
    <style:style style:name="T32" style:family="text">
      <style:text-properties style:text-emphasize="none"/>
    </style:style>
    <style:style style:name="T33" style:family="text">
      <style:text-properties style:font-name-asian="Liberation Sans1"/>
    </style:style>
    <style:style style:name="T34" style:family="text">
      <style:text-properties style:font-name-complex="Liberation Sans1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cron</text:h>
      <text:p text:style-name="Text_20_body">This section describes the ecron script. <text:s/>For Enstore it is run by crond. <text:s/>Then ecron in turn starts the intended script or program to be run as a cronjob. <text:s/>This allows ecron to decide if e-mail should be sent; as opposed to crond sending an e-mail for every invocation of a cronjob. <text:s/>Histogram information is also reported by ecron.</text:p>
      <text:h text:style-name="Heading_20_2" text:outline-level="2">Switches</text:h>
      <text:list text:style-name="L1">
        <text:list-item>
          <text:p text:style-name="P15">-x: debugging; must be first switch if present</text:p>
        </text:list-item>
        <text:list-item>
          <text:p text:style-name="P15">-q: quite output; must follow -x, go before others</text:p>
        </text:list-item>
        <text:list-item>
          <text:p text:style-name="P15">-p &lt;name&gt;: use specified name; default is the name of the script.</text:p>
        </text:list-item>
        <text:list-item>
          <text:p text:style-name="P15">-setup &lt;products&gt;: setup specified ups product before running cronjob</text:p>
        </text:list-item>
        <text:list-item>
          <text:p text:style-name="P15"><text:span text:style-name="T2">-need-enstore: <text:s/>Verify that Enstore is running by asking the inquisitor; </text:span>Default. <text:s/>-no-enstore skips this verification.</text:p>
        </text:list-item>
        <text:list-item>
          <text:p text:style-name="P15"><text:span text:style-name="T2">-D &lt;key&gt;=&lt;value&gt;: Specify environmental variable to pass to the Enstore </text:span>crontab script to be executed.</text:p>
        </text:list-item>
        <text:list-item>
          <text:p text:style-name="P15">-d &lt;directory&gt;: Set the directory that will be CWD for the cronjob script.</text:p>
        </text:list-item>
        <text:list-item>
          <text:p text:style-name="P15"><text:span text:style-name="T2">-c &lt;count&gt;: <text:s/>The number of failures that need to occur before e-mail is sent. <text:s/></text:span>Default is 1.</text:p>
        </text:list-item>
        <text:list-item>
          <text:p text:style-name="P15"><text:span text:style-name="T2">-l: Enable logging; this is default. <text:s/>-no-log disables logging; use for </text:span>debugging only. <text:s/>Logging refers to ~/CRON/* files and accounting DB update.</text:p>
        </text:list-item>
      </text:list>
      <text:h text:style-name="Heading_20_2" text:outline-level="2">Files</text:h>
      <text:p text:style-name="Text_20_body">The files are located in the home area of the user executing them. <text:s/>Typically, the users should only be enstore or root.</text:p>
      <text:list text:style-name="L2">
        <text:list-item>
          <text:p text:style-name="P14">~<text:span text:style-name="T3">/CRON/&lt;cronjob_name&gt;:</text:span></text:p>
        </text:list-item>
        <text:list-item>
          <text:p text:style-name="P24"><text:span text:style-name="T2">~/CRON/&lt;cronjob_name&gt;HISTORGRAM: </text:span>Contains all the starts and exit status of the cronjob. <text:s/>&lt;cronjob_name&gt; is the name of the script or the value specified with -p. <text:s/>These values are duplicated in the accounting DB.</text:p>
        </text:list-item>
        <text:list-item>
          <text:p text:style-name="P24"><text:span text:style-name="T2">~/CRON/&lt;cronjob_name&gt;ACTIVE: <text:s/>If present, </text:span>this script is currently running. <text:s/>This is a lock file.</text:p>
        </text:list-item>
        <text:list-item>
          <text:p text:style-name="P24"><text:span text:style-name="T2">~/CRON/&lt;cronjob_name&gt;-output: <text:s/>The stdout </text:span>and stderr contents from the last time the cronjob was run.</text:p>
        </text:list-item>
        <text:list-item>
          <text:p text:style-name="P14"><text:span text:style-name="T4">~/CRON/&lt;cronjob_name&gt;-output.&lt;timestamp&gt;: <text:s/>The last 5 error runs are kept.</text:span></text:p>
        </text:list-item>
      </text:list>
      <text:h text:style-name="Heading_20_2" text:outline-level="2"><text:soft-page-break/><text:span text:style-name="T4">Samples</text:span></text:h>
      <text:p text:style-name="Text_20_body"><text:span text:style-name="T4">Here are two sample command lines for various cronjobs. <text:s/>They are color coded to match the descriptions below.</text:span></text:p>
      <text:list text:style-name="L3">
        <text:list-item>
          <text:p text:style-name="P28"><text:span text:style-name="T13">27 * * * *</text:span> root <text:span text:style-name="T6">source /usr/local/etc/setups.sh; setup enstore; $ENSTORE_DIR/sbin/ecron</text:span> <text:span text:style-name="T7">-p copy_ran_file</text:span> $ENSTORE_DIR/sbin/copy_ran_file <text:span text:style-name="T8">1 </text:span><text:span text:style-name="T12">alsofirstlast </text:span><text:span text:style-name="T9">&gt; /dev/null 2&gt; /dev/null</text:span></text:p>
        </text:list-item>
        <text:list-item>
          <text:p text:style-name="P28"><text:span text:style-name="T13">5,20,35,50 * * * *</text:span><text:span text:style-name="T9"> </text:span><text:span text:style-name="T10">enstore</text:span><text:span text:style-name="T9"> </text:span><text:span text:style-name="T11">source /usr/local/etc/setups.sh; setup enstore; $ENSTORE_DIR/sbin/ecron</text:span><text:span text:style-name="T9"> </text:span><text:span text:style-name="T7">-p rdist-log</text:span><text:span text:style-name="T9"> </text:span><text:span text:style-name="T10">rdist-log</text:span><text:span text:style-name="T9"> <text:s/>&gt; /dev/null 2&gt; /dev/null</text:span></text:p>
        </text:list-item>
      </text:list>
      <text:p text:style-name="Text_20_body">The follow are the descriptions of the different parts of the crontab file line when using ecron.</text:p>
      <text:list text:style-name="L4">
        <text:list-item>
          <text:p text:style-name="P32">Time when crond should start the scripts.</text:p>
        </text:list-item>
        <text:list-item>
          <text:p text:style-name="P30">User to run the cronjob as.</text:p>
        </text:list-item>
        <text:list-item>
          <text:p text:style-name="P33">Command line invocated by crond.</text:p>
        </text:list-item>
        <text:list-item>
          <text:p text:style-name="P34">Ecron command line options.</text:p>
        </text:list-item>
        <text:list-item>
          <text:p text:style-name="P30">Script to be run by ecron.</text:p>
        </text:list-item>
        <text:list-item>
          <text:p text:style-name="P35">Arguements<text:span text:style-name="T3"> passed to the script run by ecron.</text:span></text:p>
        </text:list-item>
        <text:list-item>
          <text:p text:style-name="P36"><text:span text:style-name="T2">Redirect the output from ecron to /dev/null. <text:s/>ecron decides to send e-mail or not. <text:s/>crond will </text:span>always send e-mail if the output is not redirected.</text:p>
        </text:list-item>
      </text:list>
      <text:h text:style-name="Heading_20_2" text:outline-level="2"><text:span text:style-name="T4">Troubleshooting</text:span></text:h>
      <table:table table:name="ecron_troubleshooting" table:style-name="ecron_5f_troubleshooting">
        <table:table-column table:style-name="ecron_5f_troubleshooting.A"/>
        <table:table-column table:style-name="ecron_5f_troubleshooting.B"/>
        <table:table-row>
          <table:table-cell table:style-name="ecron_5f_troubleshooting.A1" office:value-type="string">
            <text:p text:style-name="Table_20_Contents">Problems</text:p>
          </table:table-cell>
          <table:table-cell table:style-name="ecron_5f_troubleshooting.B1" office:value-type="string">
            <text:p text:style-name="Table_20_Contents">Solutions</text:p>
          </table:table-cell>
        </table:table-row>
        <table:table-row>
          <table:table-cell table:style-name="ecron_5f_troubleshooting.A2" office:value-type="string">
            <text:p text:style-name="P4">Cronjob is active for to long and is verified to still be running.</text:p>
          </table:table-cell>
          <table:table-cell table:style-name="ecron_5f_troubleshooting.B2" office:value-type="string">
            <text:p text:style-name="P4">Determine what is the problem. <text:s/>Likely causes are bad disk, networking or a server is down.</text:p>
          </table:table-cell>
        </table:table-row>
        <table:table-row>
          <table:table-cell table:style-name="ecron_5f_troubleshooting.A2" office:value-type="string">
            <text:p text:style-name="P4">Cronjob is active for to long and is verified to not be running.</text:p>
          </table:table-cell>
          <table:table-cell table:style-name="ecron_5f_troubleshooting.B2" office:value-type="string">
            <text:p text:style-name="P4">Remove the ~/CRON/&lt;cronjob_name&gt;ACTIVE file.</text:p>
          </table:table-cell>
        </table:table-row>
        <table:table-row>
          <table:table-cell table:style-name="ecron_5f_troubleshooting.A2" office:value-type="string">
            <text:p text:style-name="P4">Cronjob is failing consistently.</text:p>
          </table:table-cell>
          <table:table-cell table:style-name="ecron_5f_troubleshooting.B2" office:value-type="string">
            <text:p text:style-name="P4">Check the output in the e-mail or ~/CRON/&lt;cronjob_name&gt;-output file.</text:p>
          </table:table-cell>
        </table:table-row>
        <table:table-row>
          <table:table-cell table:style-name="ecron_5f_troubleshooting.A2" office:value-type="string">
            <text:p text:style-name="P4">ecron has determined Enstore to be down.</text:p>
          </table:table-cell>
          <table:table-cell table:style-name="ecron_5f_troubleshooting.B2" office:value-type="string">
            <text:p text:style-name="P4">Verify if Enstore is down or not. <text:s/>If Enstore is up, check if the inquisitor is responding to commands; nothing to do if inquisitor is not responding.</text:p>
          </table:table-cell>
        </table:table-row>
        <table:table-row>
          <table:table-cell table:style-name="ecron_5f_troubleshooting.A2" office:value-type="string">
            <text:p text:style-name="P4">Cronjob is not getting started.</text:p>
          </table:table-cell>
          <table:table-cell table:style-name="ecron_5f_troubleshooting.B2" office:value-type="string">
            <text:p text:style-name="P4">Check if the line in the crontab file is commented out.</text:p>
          </table:table-cell>
        </table:table-row>
      </table:table>
      <text:p text:style-name="Text_20_body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" svg:font-family="Courier" style:font-adornments="Bold" style:font-family-generic="modern" style:font-pitch="fixed"/>
    <style:font-face style:name="Courier1" svg:font-family="Courier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DejaVu LGC Sans" svg:font-family="'DejaVu LGC Sans'" style:font-family-generic="swiss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1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LGC Sans1" style:font-size-asian="12pt" style:language-asian="en" style:country-asian="US" style:font-name-complex="DejaVu LGC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1" style:font-size-asian="14pt" style:font-name-complex="DejaVu LGC Sans1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1in" fo:margin-right="0in" fo:margin-top="0in" fo:margin-bottom="0in" fo:text-indent="0in" style:auto-text-indent="false" style:page-number="auto" style:shadow="non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style:page-number="auto">
        <style:tab-stops/>
      </style:paragraph-properties>
      <style:text-properties fo:font-size="158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padding="0in" fo:border-left="none" fo:border-right="none" fo:border-top="none" fo:border-bottom="0.0138in solid #000000" style:shadow="none">
        <style:tab-stops/>
      </style:paragraph-properties>
      <style:text-properties fo:font-size="20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mmand" style:family="paragraph" style:parent-style-name="Text" style:auto-update="true" style:class="text">
      <style:text-properties style:font-name="Courier" fo:font-size="10pt" fo:font-style="normal" fo:font-weight="bold" style:font-weight-asian="normal" style:font-weight-complex="normal"/>
    </style:style>
    <style:style style:name="Output" style:family="paragraph" style:parent-style-name="Text" style:auto-update="true" style:class="text">
      <style:paragraph-properties fo:margin-top="0in" fo:margin-bottom="0in"/>
      <style:text-properties style:font-name="Courier1" fo:font-size="8pt" fo:font-style="normal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472in" fo:margin-right="0in" fo:margin-top="0in" fo:margin-bottom="0.1965in" fo:text-indent="-0.3543in" style:auto-text-indent="false" style:text-autospace="none"/>
      <style:text-properties style:use-window-font-color="true" style:text-outline="false" style:text-line-through-style="none" style:font-name="DejaVu LGC Sans" fo:font-size="32pt" fo:font-style="normal" fo:text-shadow="none" style:text-underline-style="none" fo:font-weight="normal" style:letter-kerning="true" style:font-name-asian="DejaVu LGC Sans" style:font-size-asian="32pt" style:font-style-asian="normal" style:font-weight-asian="normal" style:font-name-complex="DejaVu LGC Sans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LGC Sans" fo:font-size="44pt" fo:font-style="normal" fo:text-shadow="none" style:text-underline-style="none" fo:font-weight="normal" style:letter-kerning="true" style:font-name-asian="DejaVu LGC Sans" style:font-size-asian="44pt" style:font-style-asian="normal" style:font-weight-asian="normal" style:font-name-complex="DejaVu LGC Sans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DejaVu LGC Sans" fo:font-size="32pt" fo:font-style="normal" fo:text-shadow="none" style:text-underline-style="none" fo:font-weight="normal" style:letter-kerning="true" style:font-name-asian="DejaVu LGC Sans" style:font-size-asian="32pt" style:font-style-asian="normal" style:font-weight-asian="normal" style:font-name-complex="DejaVu LGC Sans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LGC Sans" fo:font-size="20pt" fo:font-style="normal" fo:text-shadow="none" style:text-underline-style="none" fo:font-weight="normal" style:letter-kerning="true" style:font-name-asian="DejaVu LGC Sans" style:font-size-asian="20pt" style:font-style-asian="normal" style:font-weight-asian="normal" style:font-name-complex="DejaVu LGC Sans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LGC Sans" fo:font-size="44pt" fo:font-style="normal" fo:text-shadow="none" style:text-underline-style="none" fo:font-weight="normal" style:letter-kerning="true" style:font-name-asian="DejaVu LGC Sans" style:font-size-asian="44pt" style:font-style-asian="normal" style:font-weight-asian="normal" style:font-name-complex="DejaVu LGC Sans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LGC Sans" fo:font-size="20pt" fo:font-style="normal" fo:text-shadow="none" style:text-underline-style="none" fo:font-weight="normal" style:letter-kerning="true" style:font-name-asian="DejaVu LGC Sans" style:font-size-asian="20pt" style:font-style-asian="normal" style:font-weight-asian="normal" style:font-name-complex="DejaVu LGC Sans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.472in" fo:margin-right="0in" fo:margin-top="0in" fo:margin-bottom="0.1965in" fo:text-indent="-0.3543in" style:auto-text-indent="false" style:text-autospace="none"/>
      <style:text-properties style:use-window-font-color="true" style:text-outline="false" style:text-line-through-style="none" style:font-name="DejaVu LGC Sans" fo:font-size="32pt" fo:font-style="normal" fo:text-shadow="none" style:text-underline-style="none" fo:font-weight="normal" style:letter-kerning="true" style:font-name-asian="DejaVu LGC Sans" style:font-size-asian="32pt" style:font-style-asian="normal" style:font-weight-asian="normal" style:font-name-complex="DejaVu LGC Sans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>
        <style:tab-stops/>
      </style:paragraph-properties>
    </style:style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LGC Sans" fo:font-size="44pt" fo:font-style="normal" fo:text-shadow="none" style:text-underline-style="none" fo:font-weight="normal" style:letter-kerning="true" style:font-name-asian="DejaVu LGC Sans" style:font-size-asian="44pt" style:font-style-asian="normal" style:font-weight-asian="normal" style:font-name-complex="DejaVu LGC Sans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LGC Sans" fo:font-size="44pt" fo:font-style="normal" fo:text-shadow="none" style:text-underline-style="none" fo:font-weight="normal" style:letter-kerning="true" style:font-name-asian="DejaVu LGC Sans" style:font-size-asian="44pt" style:font-style-asian="normal" style:font-weight-asian="normal" style:font-name-complex="DejaVu LGC Sans" style:font-size-complex="44pt" style:font-style-complex="normal" style:font-weight-complex="normal" style:text-emphasize="none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LGC Sans" fo:font-size="44pt" fo:font-style="normal" fo:text-shadow="none" style:text-underline-style="none" fo:font-weight="normal" style:letter-kerning="true" style:font-name-asian="DejaVu LGC Sans" style:font-size-asian="44pt" style:font-style-asian="normal" style:font-weight-asian="normal" style:font-name-complex="DejaVu LGC Sans" style:font-size-complex="44pt" style:font-style-complex="normal" style:font-weight-complex="normal" style:text-emphasize="none"/>
    </style:style>
    <style:style style:name="WW-Title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LGC Sans" fo:font-size="44pt" fo:font-style="normal" fo:text-shadow="none" style:text-underline-style="none" fo:font-weight="normal" style:letter-kerning="true" style:font-name-asian="DejaVu LGC Sans" style:font-size-asian="44pt" style:font-style-asian="normal" style:font-weight-asian="normal" style:font-name-complex="DejaVu LGC Sans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Chapter " style:num-suffix=": " style:num-format="1">
        <style:list-level-properties text:min-label-distance="0.15in"/>
      </text:outline-level-style>
      <text:outline-level-style text:level="2" text:style-name="Numbering_20_Symbols" style:num-format="1" text:display-levels="2">
        <style:list-level-properties text:min-label-distance="0.15in"/>
      </text:outline-level-style>
      <text:outline-level-style text:level="3" text:style-name="Numbering_20_Symbols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left_5f_page_5f_footer" style:display-name="left_page_footer" style:family="table">
      <style:table-properties fo:margin-left="0in" fo:margin-right="-0.0021in" table:align="margins"/>
    </style:style>
    <style:style style:name="left_5f_page_5f_footer.A" style:display-name="left_page_footer.A" style:family="table-column">
      <style:table-column-properties style:rel-column-width="3936*"/>
    </style:style>
    <style:style style:name="left_5f_page_5f_footer.B" style:display-name="left_page_footer.B" style:family="table-column">
      <style:table-column-properties style:rel-column-width="61599*"/>
    </style:style>
    <style:style style:name="left_5f_page_5f_footer.A1" style:display-name="left_page_footer.A1" style:family="table-cell">
      <style:table-cell-properties fo:padding="0.0382in" fo:border-left="none" fo:border-right="none" fo:border-top="0.0139in solid #000000" fo:border-bottom="none"/>
    </style:style>
    <style:style style:name="right_5f_page_5f_footer" style:display-name="right_page_footer" style:family="table">
      <style:table-properties fo:margin-left="0in" fo:margin-right="0.0104in" table:align="margins"/>
    </style:style>
    <style:style style:name="right_5f_page_5f_footer.A" style:display-name="right_page_footer.A" style:family="table-column">
      <style:table-column-properties style:rel-column-width="61056*"/>
    </style:style>
    <style:style style:name="right_5f_page_5f_footer.B" style:display-name="right_page_footer.B" style:family="table-column">
      <style:table-column-properties style:rel-column-width="4479*"/>
    </style:style>
    <style:style style:name="right_5f_page_5f_footer.A1" style:display-name="right_page_footer.A1" style:family="table-cell">
      <style:table-cell-properties fo:padding="0.0382in" fo:border-left="none" fo:border-right="none" fo:border-top="0.0139in solid #000000" fo:border-bottom="none"/>
    </style:style>
    <style:style style:name="P1" style:family="paragraph" style:parent-style-name="Table_20_Contents">
      <style:paragraph-properties fo:text-align="start" style:justify-single-word="false" fo:padding="0in" fo:border="none" style:shadow="none"/>
    </style:style>
    <style:style style:name="P2" style:family="paragraph" style:parent-style-name="Table_20_Contents">
      <style:paragraph-properties fo:text-align="center" style:justify-single-word="false" fo:padding="0in" fo:border="none" style:shadow="none"/>
    </style:style>
    <style:style style:name="P3" style:family="paragraph" style:parent-style-name="Footer">
      <style:paragraph-properties fo:text-align="start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2" style:page-usage="mirrored">
      <style:page-layout-properties fo:page-width="8.5in" fo:page-height="11in" style:num-format="1" style:print-orientation="portrait" fo:margin-top="0.7874in" fo:margin-bottom="0.7874in" fo:margin-left="1.25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pm3" style:page-usage="mirrored">
      <style:page-layout-properties fo:page-width="8.5in" fo:page-height="11in" style:num-format="1" style:print-orientation="portrait" fo:margin-top="0.7874in" fo:margin-bottom="0.7874in" fo:margin-left="1.2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Footer"/>
      </style:footer>
    </style:master-page>
    <style:master-page style:name="Left_20_Page" style:display-name="Left Page" style:page-layout-name="pm2" style:next-style-name="Right_20_Page">
      <style:footer>
        <table:table table:name="left_page_footer" table:style-name="left_5f_page_5f_footer">
          <table:table-column table:style-name="left_5f_page_5f_footer.A"/>
          <table:table-column table:style-name="left_5f_page_5f_footer.B"/>
          <table:table-row>
            <table:table-cell table:style-name="left_5f_page_5f_footer.A1" office:value-type="string">
              <text:p text:style-name="P1"><text:page-number text:select-page="current"/></text:p>
            </table:table-cell>
            <table:table-cell table:style-name="left_5f_page_5f_footer.A1" office:value-type="string">
              <text:p text:style-name="P2"><text:chapter text:display="name" text:outline-level="1"/></text:p>
            </table:table-cell>
          </table:table-row>
        </table:table>
        <text:p text:style-name="P3"/>
      </style:footer>
    </style:master-page>
    <style:master-page style:name="Right_20_Page" style:display-name="Right Page" style:page-layout-name="pm3" style:next-style-name="Left_20_Page">
      <style:footer>
        <table:table table:name="right_page_footer" table:style-name="right_5f_page_5f_footer">
          <table:table-column table:style-name="right_5f_page_5f_footer.A"/>
          <table:table-column table:style-name="right_5f_page_5f_footer.B"/>
          <table:table-row>
            <table:table-cell table:style-name="right_5f_page_5f_footer.A1" office:value-type="string">
              <text:p text:style-name="P2"><text:chapter text:display="name" text:outline-level="1"/></text:p>
            </table:table-cell>
            <table:table-cell table:style-name="right_5f_page_5f_footer.A1" office:value-type="string">
              <text:p text:style-name="Table_20_Contents"><text:page-number text:select-page="current"/></text:p>
            </table:table-cell>
          </table:table-row>
        </table:table>
        <text:p text:style-name="Footer"/>
      </style:footer>
    </style:master-page>
    <style:master-page style:name="Index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Michael Zalokar</meta:initial-creator>
    <meta:creation-date>2008-11-18T16:26:41</meta:creation-date>
    <dc:creator>Michael Zalokar</dc:creator>
    <dc:date>2008-11-18T17:07:00</dc:date>
    <meta:editing-cycles>9</meta:editing-cycles>
    <meta:editing-duration>PT40M2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48" meta:word-count="567" meta:character-count="3301"/>
  </office:meta>
</office:document-meta>
</file>